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c8b59" officeooo:paragraph-rsid="000c8b59"/>
    </style:style>
    <style:style style:name="P3" style:family="paragraph" style:parent-style-name="Standard">
      <style:text-properties officeooo:rsid="000c8b59" officeooo:paragraph-rsid="00106b86"/>
    </style:style>
    <style:style style:name="P4" style:family="paragraph" style:parent-style-name="Standard">
      <style:text-properties officeooo:rsid="000c8b59" officeooo:paragraph-rsid="0010ee17"/>
    </style:style>
    <style:style style:name="P5" style:family="paragraph" style:parent-style-name="Standard">
      <style:text-properties officeooo:paragraph-rsid="000c8b59"/>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c8b59" officeooo:paragraph-rsid="00106b86" style:font-weight-asian="bold" style:font-weight-complex="bold"/>
    </style:style>
    <style:style style:name="P8" style:family="paragraph" style:parent-style-name="Standard" style:master-page-name="MP0">
      <style:paragraph-properties style:page-number="auto" fo:break-before="page"/>
    </style:style>
    <style:style style:name="P9" style:family="paragraph" style:parent-style-name="Standard">
      <style:paragraph-properties fo:break-before="page"/>
      <style:text-properties officeooo:paragraph-rsid="000c8b59"/>
    </style:style>
    <style:style style:name="T1" style:family="text">
      <style:text-properties fo:font-weight="bold" style:font-weight-asian="bold" style:font-weight-complex="bold"/>
    </style:style>
    <style:style style:name="T2" style:family="text">
      <style:text-properties fo:font-weight="bold" officeooo:rsid="00124a42" style:font-weight-asian="bold" style:font-weight-complex="bold"/>
    </style:style>
    <style:style style:name="T3" style:family="text">
      <style:text-properties fo:font-weight="bold" officeooo:rsid="000c8b59" style:font-weight-asian="bold" style:font-weight-complex="bold"/>
    </style:style>
    <style:style style:name="T4" style:family="text">
      <style:text-properties officeooo:rsid="000c8b59"/>
    </style:style>
    <style:style style:name="T5" style:family="text">
      <style:text-properties officeooo:rsid="000ed52a"/>
    </style:style>
    <style:style style:name="T6" style:family="text">
      <style:text-properties officeooo:rsid="00106b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19 avril :</text:p>
      <text:p text:style-name="Standard">- Création de la base de données</text:p>
      <text:p text:style-name="Standard">- Charte graphique</text:p>
      <text:p text:style-name="Standard">- Mise en place de la structure MVC, POO,</text:p>
      <text:p text:style-name="Standard">- Connexion et inscription utilisateur.</text:p>
      <text:p text:style-name="Standard">- Page d’index avec apparition des catégories avec un maximum de 4 articles par catégorie.</text:p>
      <text:p text:style-name="Standard">- Création du profil avec modification d’informations et une page détaillée de l’article.</text:p>
      <text:p text:style-name="Standard"/>
      <text:p text:style-name="P6">20 avril</text:p>
      <text:p text:style-name="Standard">- Changer le statut d’un article si réservé</text:p>
      <text:p text:style-name="Standard">- Création des dates de départ et de retour, et cela ce stock dans la table de prêt.</text:p>
      <text:p text:style-name="Standard">- Quelques problèmes au niveau des dates, ce qui m’a bloqué, mais j’ai réglé les problèmes en changeant les paramètres de la colonne en DATE.</text:p>
      <text:p text:style-name="Standard"/>
      <text:p text:style-name="P6">21 avril</text:p>
      <text:p text:style-name="Standard">- Gestion création des tableaux de prêt et historique en JS</text:p>
      <text:p text:style-name="Standard">- Rendre le livre</text:p>
      <text:p text:style-name="Standard">- Gestion des dates</text:p>
      <text:p text:style-name="Standard">- Alerte si un livre est en retard</text:p>
      <text:p text:style-name="Standard"/>
      <text:p text:style-name="P6">22 avril</text:p>
      <text:p text:style-name="Standard">- Création de la page allArticle avec la création par JS</text:p>
      <text:p text:style-name="Standard">- Recherche par filtre en fetch</text:p>
      <text:p text:style-name="Standard"/>
      <text:p text:style-name="P6">23 avril</text:p>
      <text:p text:style-name="Standard">- CRUD User admin</text:p>
      <text:p text:style-name="Standard">- Avancement du CRUD article</text:p>
      <text:p text:style-name="Standard"/>
      <text:p text:style-name="P6">24 avril</text:p>
      <text:p text:style-name="Standard">- Finalisation des fonctionnalités restantes</text:p>
      <text:p text:style-name="Standard">A noter : Vu le timing qu’il me reste, je ne pourrai pas faire la sauvegarde de la base de données. Je ne connais pas et à part un powershell à exécuter, je ne sais pas comment faire en PHP. </text:p>
      <text:p text:style-name="Standard">La personnalisation d’affichage en fonction de l’admin ne peut être faite non plus dans les temps impartis, car je dois revoir toute ma base de données et toute les requêtes (il me faut au moins 2 jours entiers, journée et soir compris pour la faire).</text:p>
      <text:p text:style-name="Standard"/>
      <text:p text:style-name="P6">25 avril</text:p>
      <text:p text:style-name="Standard">- CSS de toutes les pages</text:p>
      <text:p text:style-name="Standard">- <text:s/>Zone d’impression pour la carte adhérente</text:p>
      <text:p text:style-name="Standard"/>
      <text:p text:style-name="P6">26 avril</text:p>
      <text:p text:style-name="Standard">- Finalisation des fonctions d’impression</text:p>
      <text:p text:style-name="Standard">- Finalisation CSS,</text:p>
      <text:p text:style-name="Standard">- Bannière</text:p>
      <text:p text:style-name="Standard">- Mise en page, au propre, du rapport journalier, Charte graphique</text:p>
      <text:p text:style-name="Standard">- <text:span text:style-name="T4">Essayer de faire marcher le site sur le serveur de Lionnel, mais incompatible avec la méthode utilisé</text:span></text:p>
      <text:p text:style-name="Standard"/>
      <text:p text:style-name="P9"><text:span text:style-name="T3">27 avril</text:span></text:p>
      <text:p text:style-name="P2">- <text:span text:style-name="T5">E</text:span>ssayer de trouver une solution de portage du site</text:p>
      <text:p text:style-name="P2">- <text:span text:style-name="T5">refonte de la BDD</text:span></text:p>
      <text:p text:style-name="P5"><text:span text:style-name="T4">- </text:span><text:span text:style-name="T5">Sauvegarde automatique en cron de la bdd à 22h</text:span></text:p>
      <text:p text:style-name="P2">- <text:span text:style-name="T5">Avancement de la fonction de personnalisation</text:span></text:p>
      <text:p text:style-name="P2"/>
      <text:p text:style-name="P7">2<text:span text:style-name="T6">8</text:span> avril</text:p>
      <text:p text:style-name="P4">- <text:span text:style-name="T5">Déployer le site sur internet</text:span></text:p>
      <text:p text:style-name="P3">- <text:span text:style-name="T6">Refait le MCD et MLD</text:span></text:p>
      <text:p text:style-name="P3">- <text:span text:style-name="T6">Mise au propre rapport journalier et charte</text:span></text:p>
      <text:p text:style-name="Standard"/>
      <text:p text:style-name="Standard">Heures de travail au 2<text:span text:style-name="T4">7</text:span> avril = <text:span text:style-name="Police_20_par_20_défaut"><text:span text:style-name="T1">1</text:span></text:span><text:span text:style-name="Police_20_par_20_défaut"><text:span text:style-name="T2">28</text:span></text:span><text:span text:style-name="Police_20_par_20_défaut"><text:span text:style-name="T1"> heures</text:span></text:span> sur le domaine applicatif</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RAPPORT D’ACTIVITÉS ECF</text:p>
      </style:header>
      <style:footer>
        <text:p text:style-name="Footer">Page :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4-20T15:53:00Z</meta:creation-date>
    <dc:date>2022-04-28T11:42:49.191822239</dc:date>
    <meta:editing-cycles>19</meta:editing-cycles>
    <meta:editing-duration>PT2H5M9S</meta:editing-duration>
    <meta:document-statistic meta:table-count="0" meta:image-count="0" meta:object-count="0" meta:page-count="2" meta:paragraph-count="47" meta:word-count="390" meta:character-count="2077" meta:non-whitespace-character-count="1732"/>
    <meta:template xlink:type="simple" xlink:actuate="onRequest" xlink:title="" xlink:href="../../../../../Téléchargements/rapport%20journalier.odt/Normal.dotm"/>
  </office:meta>
</office:document-meta>
</file>